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188,797,57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077,439,662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012,835,518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966,029,542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149,587,651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116,224,161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015,843,368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023,086,183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07,978,723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05,341,090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15,659,192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795,673,128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98,431,827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53,845,122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33,706,149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46,885,185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25,964,697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78,512,003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51,136,568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82,454,989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70,106,776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64,445,589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96,053,79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17:44.450040776</dc:date>
    <meta:editing-duration>PT1H10M10S</meta:editing-duration>
    <meta:editing-cycles>37</meta:editing-cycles>
    <meta:generator>LibreOffice/7.2.6.2$Linux_X86_64 LibreOffice_project/20$Build-2</meta:generator>
    <meta:document-statistic meta:table-count="1" meta:cell-count="48" meta:object-count="0"/>
  </office:meta>
</office:document-meta>
</file>